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5ce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ackground-color="#b4c7dc" fo:border="0.74pt solid #000000"/>
      <style:text-properties fo:color="#000000"/>
    </style:style>
    <style:style style:name="ce5" style:family="table-cell" style:parent-style-name="Default">
      <style:table-cell-properties fo:background-color="#dde8cb" fo:border="0.74pt solid #000000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 style:data-style-name="N99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5" table:default-cell-style-name="ce6"/>
        <table:table-column table:style-name="co1" table:default-cell-style-name="ce7"/>
        <table:table-row table:style-name="ro1">
          <table:table-cell/>
          <table:table-cell table:style-name="ce1" office:value-type="string" calcext:value-type="string">
            <text:p>8 orient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0889" calcext:value-type="float">
            <text:p>0.290889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43732" calcext:value-type="float">
            <text:p>0.0243732</text:p>
          </table:table-cell>
          <table:table-cell office:value-type="float" office:value="0.0187628" calcext:value-type="float">
            <text:p>0.0187628</text:p>
          </table:table-cell>
          <table:table-cell office:value-type="float" office:value="0.0299145" calcext:value-type="float">
            <text:p>0.0299145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]/[.C4]" office:value-type="float" office:value="11.9347890305746" calcext:value-type="float">
            <text:p>11.9347890305746</text:p>
          </table:table-cell>
          <table:table-cell table:style-name="ce3" office:value-type="string" calcext:value-type="string">
            <text:p>far_h/frr_l</text:p>
          </table:table-cell>
          <table:table-cell table:formula="of:=[.E4]/[.D3]" office:value-type="float" office:value="1.22649670769407" calcext:value-type="float">
            <text:p>1.22649670769407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9653" calcext:value-type="float">
            <text:p>0.289653</text:p>
          </table:table-cell>
          <table:table-cell office:value-type="float" office:value="0.0203252" calcext:value-type="float">
            <text:p>0.0203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99787" calcext:value-type="float">
            <text:p>0.0199787</text:p>
          </table:table-cell>
          <table:table-cell office:value-type="float" office:value="0.0158103" calcext:value-type="float">
            <text:p>0.0158103</text:p>
          </table:table-cell>
          <table:table-cell office:value-type="float" office:value="0.0253165" calcext:value-type="float">
            <text:p>0.0253165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]/[.C8]" office:value-type="float" office:value="14.4980904663467" calcext:value-type="float">
            <text:p>14.4980904663467</text:p>
          </table:table-cell>
          <table:table-cell table:style-name="ce3" office:value-type="string" calcext:value-type="string">
            <text:p>far_h/frr_l</text:p>
          </table:table-cell>
          <table:table-cell table:formula="of:=[.E8]/[.D7]" office:value-type="float" office:value="1.24557199929152" calcext:value-type="float">
            <text:p>1.24557199929152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734" calcext:value-type="float">
            <text:p>0.283734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834" calcext:value-type="float">
            <text:p>0.0145834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1]/[.C12]" office:value-type="float" office:value="19.455956772769" calcext:value-type="float">
            <text:p>19.455956772769</text:p>
          </table:table-cell>
          <table:table-cell table:style-name="ce3" office:value-type="string" calcext:value-type="string">
            <text:p>far_h/frr_l</text:p>
          </table:table-cell>
          <table:table-cell table:formula="of:=[.E12]/[.D11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566" calcext:value-type="float">
            <text:p>0.0145566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5]/[.C16]" office:value-type="float" office:value="19.4894412156685" calcext:value-type="float">
            <text:p>19.4894412156685</text:p>
          </table:table-cell>
          <table:table-cell table:style-name="ce3" office:value-type="string" calcext:value-type="string">
            <text:p>far_h/frr_l</text:p>
          </table:table-cell>
          <table:table-cell table:formula="of:=[.E16]/[.D15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287" calcext:value-type="float">
            <text:p>0.28328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352" calcext:value-type="float">
            <text:p>0.0145352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9]/[.C20]" office:value-type="float" office:value="19.4897215036601" calcext:value-type="float">
            <text:p>19.4897215036601</text:p>
          </table:table-cell>
          <table:table-cell table:style-name="ce3" office:value-type="string" calcext:value-type="string">
            <text:p>far_h/frr_l</text:p>
          </table:table-cell>
          <table:table-cell table:formula="of:=[.E20]/[.D19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26" calcext:value-type="float">
            <text:p>0.28326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175" calcext:value-type="float">
            <text:p>0.0145175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23]/[.C24]" office:value-type="float" office:value="19.511623902187" calcext:value-type="float">
            <text:p>19.511623902187</text:p>
          </table:table-cell>
          <table:table-cell table:style-name="ce3" office:value-type="string" calcext:value-type="string">
            <text:p>far_h/frr_l</text:p>
          </table:table-cell>
          <table:table-cell table:formula="of:=[.E24]/[.D23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346" calcext:value-type="float">
            <text:p>0.283346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168" calcext:value-type="float">
            <text:p>0.0145168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27]/[.C28]" office:value-type="float" office:value="19.5184889231787" calcext:value-type="float">
            <text:p>19.5184889231787</text:p>
          </table:table-cell>
          <table:table-cell table:style-name="ce3" office:value-type="string" calcext:value-type="string">
            <text:p>far_h/frr_l</text:p>
          </table:table-cell>
          <table:table-cell table:formula="of:=[.E28]/[.D27]" office:value-type="float" office:value="1.27040705166114" calcext:value-type="float">
            <text:p>1.27040705166114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2438" calcext:value-type="float">
            <text:p>0.28243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463" calcext:value-type="float">
            <text:p>0.014463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1]/[.C32]" office:value-type="float" office:value="19.528313627878" calcext:value-type="float">
            <text:p>19.528313627878</text:p>
          </table:table-cell>
          <table:table-cell table:style-name="ce3" office:value-type="string" calcext:value-type="string">
            <text:p>far_h/frr_l</text:p>
          </table:table-cell>
          <table:table-cell table:formula="of:=[.E32]/[.D31]" office:value-type="float" office:value="1.2755125" calcext:value-type="float">
            <text:p>1.2755125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2438" calcext:value-type="float">
            <text:p>0.28243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463" calcext:value-type="float">
            <text:p>0.014463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5]/[.C36]" office:value-type="float" office:value="19.528313627878" calcext:value-type="float">
            <text:p>19.528313627878</text:p>
          </table:table-cell>
          <table:table-cell table:style-name="ce3" office:value-type="string" calcext:value-type="string">
            <text:p>far_h/frr_l</text:p>
          </table:table-cell>
          <table:table-cell table:formula="of:=[.E36]/[.D35]" office:value-type="float" office:value="1.2755125" calcext:value-type="float">
            <text:p>1.2755125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65845" calcext:value-type="float">
            <text:p>0.265845</text:p>
          </table:table-cell>
          <table:table-cell office:value-type="float" office:value="0.0125523" calcext:value-type="float">
            <text:p>0.0125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30321" calcext:value-type="float">
            <text:p>0.0130321</text:p>
          </table:table-cell>
          <table:table-cell office:value-type="float" office:value="0.00823045" calcext:value-type="float">
            <text:p>0.00823045</text:p>
          </table:table-cell>
          <table:table-cell office:value-type="float" office:value="0.0168776" calcext:value-type="float">
            <text:p>0.0168776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9]/[.C40]" office:value-type="float" office:value="20.3992449413372" calcext:value-type="float">
            <text:p>20.3992449413372</text:p>
          </table:table-cell>
          <table:table-cell table:style-name="ce3" office:value-type="string" calcext:value-type="string">
            <text:p>far_h/frr_l</text:p>
          </table:table-cell>
          <table:table-cell table:formula="of:=[.E40]/[.D39]" office:value-type="float" office:value="1.34458226779156" calcext:value-type="float">
            <text:p>1.34458226779156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9181" calcext:value-type="float">
            <text:p>0.299181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6121" calcext:value-type="float">
            <text:p>0.016121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43]/[.C44]" office:value-type="float" office:value="18.5584641151293" calcext:value-type="float">
            <text:p>18.5584641151293</text:p>
          </table:table-cell>
          <table:table-cell table:style-name="ce3" office:value-type="string" calcext:value-type="string">
            <text:p>far_h/frr_l</text:p>
          </table:table-cell>
          <table:table-cell table:formula="of:=[.E44]/[.D43]" office:value-type="float" office:value="1.43999712000576" calcext:value-type="float">
            <text:p>1.43999712000576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9253" calcext:value-type="float">
            <text:p>0.29925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61055" calcext:value-type="float">
            <text:p>0.0161055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47]/[.C48]" office:value-type="float" office:value="18.5807953804601" calcext:value-type="float">
            <text:p>18.5807953804601</text:p>
          </table:table-cell>
          <table:table-cell table:style-name="ce3" office:value-type="string" calcext:value-type="string">
            <text:p>far_h/frr_l</text:p>
          </table:table-cell>
          <table:table-cell table:formula="of:=[.E48]/[.D47]" office:value-type="float" office:value="1.44600090375056" calcext:value-type="float">
            <text:p>1.44600090375056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564" calcext:value-type="float">
            <text:p>0.283564</text:p>
          </table:table-cell>
          <table:table-cell office:value-type="float" office:value="0.0156863" calcext:value-type="float">
            <text:p>0.0156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3463" calcext:value-type="float">
            <text:p>0.0143463</text:p>
          </table:table-cell>
          <table:table-cell office:value-type="float" office:value="0.0108696" calcext:value-type="float">
            <text:p>0.0108696</text:p>
          </table:table-cell>
          <table:table-cell office:value-type="float" office:value="0.0202429" calcext:value-type="float">
            <text:p>0.0202429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51]/[.C52]" office:value-type="float" office:value="19.7656538619714" calcext:value-type="float">
            <text:p>19.7656538619714</text:p>
          </table:table-cell>
          <table:table-cell table:style-name="ce3" office:value-type="string" calcext:value-type="string">
            <text:p>far_h/frr_l</text:p>
          </table:table-cell>
          <table:table-cell table:formula="of:=[.E52]/[.D51]" office:value-type="float" office:value="1.29048277796549" calcext:value-type="float">
            <text:p>1.29048277796549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9239" calcext:value-type="float">
            <text:p>0.289239</text:p>
          </table:table-cell>
          <table:table-cell office:value-type="float" office:value="0.0237154" calcext:value-type="float">
            <text:p>0.0237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31169" calcext:value-type="float">
            <text:p>0.023116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86885" calcext:value-type="float">
            <text:p>0.0286885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55]/[.C56]" office:value-type="float" office:value="12.5120150193149" calcext:value-type="float">
            <text:p>12.5120150193149</text:p>
          </table:table-cell>
          <table:table-cell table:style-name="ce3" office:value-type="string" calcext:value-type="string">
            <text:p>far_h/frr_l</text:p>
          </table:table-cell>
          <table:table-cell table:formula="of:=[.E56]/[.D55]" office:value-type="float" office:value="1.20969918280948" calcext:value-type="float">
            <text:p>1.20969918280948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16 orient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1621" calcext:value-type="float">
            <text:p>0.291621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52058" calcext:value-type="float">
            <text:p>0.0252058</text:p>
          </table:table-cell>
          <table:table-cell office:value-type="float" office:value="0.0206612" calcext:value-type="float">
            <text:p>0.0206612</text:p>
          </table:table-cell>
          <table:table-cell office:value-type="float" office:value="0.0307018" calcext:value-type="float">
            <text:p>0.0307018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62]/[.C63]" office:value-type="float" office:value="11.5695990605337" calcext:value-type="float">
            <text:p>11.5695990605337</text:p>
          </table:table-cell>
          <table:table-cell table:style-name="ce3" office:value-type="string" calcext:value-type="string">
            <text:p>far_h/frr_l</text:p>
          </table:table-cell>
          <table:table-cell table:formula="of:=[.E63]/[.D62]" office:value-type="float" office:value="1.21271897774179" calcext:value-type="float">
            <text:p>1.21271897774179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0239" calcext:value-type="float">
            <text:p>0.29023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06402" calcext:value-type="float">
            <text:p>0.020640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25974" calcext:value-type="float">
            <text:p>0.025974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66]/[.C67]" office:value-type="float" office:value="14.0618307962132" calcext:value-type="float">
            <text:p>14.0618307962132</text:p>
          </table:table-cell>
          <table:table-cell table:style-name="ce3" office:value-type="string" calcext:value-type="string">
            <text:p>far_h/frr_l</text:p>
          </table:table-cell>
          <table:table-cell table:formula="of:=[.E67]/[.D66]" office:value-type="float" office:value="1.23117030857468" calcext:value-type="float">
            <text:p>1.23117030857468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*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0793837" calcext:value-type="float">
            <text:p>0.079383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50569" calcext:value-type="float">
            <text:p>0.0150569</text:p>
          </table:table-cell>
          <table:table-cell office:value-type="float" office:value="0.0121457" calcext:value-type="float">
            <text:p>0.0121457</text:p>
          </table:table-cell>
          <table:table-cell office:value-type="float" office:value="0.0211864" calcext:value-type="float">
            <text:p>0.0211864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0]/[.C71]" office:value-type="float" office:value="5.27224727533556" calcext:value-type="float">
            <text:p>5.27224727533556</text:p>
          </table:table-cell>
          <table:table-cell table:style-name="ce3" office:value-type="string" calcext:value-type="string">
            <text:p>far_h/frr_l</text:p>
          </table:table-cell>
          <table:table-cell table:formula="of:=[.E71]/[.D70]" office:value-type="float" office:value="1.27648139780087" calcext:value-type="float">
            <text:p>1.27648139780087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*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0789451" calcext:value-type="float">
            <text:p>0.0789451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6288" calcext:value-type="float">
            <text:p>0.0146288</text:p>
          </table:table-cell>
          <table:table-cell office:value-type="float" office:value="0.00913242" calcext:value-type="float">
            <text:p>0.00913242</text:p>
          </table:table-cell>
          <table:table-cell office:value-type="float" office:value="0.0209205" calcext:value-type="float">
            <text:p>0.0209205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4]/[.C75]" office:value-type="float" office:value="5.39655337416603" calcext:value-type="float">
            <text:p>5.39655337416603</text:p>
          </table:table-cell>
          <table:table-cell table:style-name="ce3" office:value-type="string" calcext:value-type="string">
            <text:p>far_h/frr_l</text:p>
          </table:table-cell>
          <table:table-cell table:formula="of:=[.E75]/[.D74]" office:value-type="float" office:value="1.30229764135381" calcext:value-type="float">
            <text:p>1.3022976413538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*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0888507" calcext:value-type="float">
            <text:p>0.088850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8]/[.C79]" office:value-type="string" office:string-value="" calcext:value-type="error">
            <text:p>#DIV/0!</text:p>
          </table:table-cell>
          <table:table-cell table:style-name="ce3" office:value-type="string" calcext:value-type="string">
            <text:p>far_h/frr_l</text:p>
          </table:table-cell>
          <table:table-cell table:formula="of:=[.E79]/[.D78]" office:value-type="float" office:value="0" calcext:value-type="float">
            <text:p>0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2:48:52.745748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22:47:22.825808727</meta:creation-date>
    <dc:date>2021-03-22T03:20:32.686686730</dc:date>
    <meta:editing-duration>PT5H11M31S</meta:editing-duration>
    <meta:editing-cycles>29</meta:editing-cycles>
    <meta:generator>LibreOffice/7.0.3.1$Linux_X86_64 LibreOffice_project/00$Build-1</meta:generator>
    <meta:document-statistic meta:table-count="1" meta:cell-count="743" meta:object-count="0"/>
  </office:meta>
</office:document-meta>
</file>